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5-05-2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2624" calcext:value-type="float">
            <text:p>119.2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5-04-1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9096" calcext:value-type="float">
            <text:p>119.2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4-11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0368" calcext:value-type="float">
            <text:p>119.5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4-05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9848" calcext:value-type="float">
            <text:p>119.1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4-04-1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3-11-0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6632" calcext:value-type="float">
            <text:p>119.3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3-05-2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3-04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2-11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584" calcext:value-type="float">
            <text:p>119.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2-05-1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2-04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9872" calcext:value-type="float">
            <text:p>118.6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1-11-0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1-05-1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3424" calcext:value-type="float">
            <text:p>118.0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1-04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1-02-0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1232" calcext:value-type="float">
            <text:p>118.0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0-11-0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2088" calcext:value-type="float">
            <text:p>118.0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20-04-2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2904" calcext:value-type="float">
            <text:p>117.7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9-11-1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2424" calcext:value-type="float">
            <text:p>117.6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9-09-1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0608" calcext:value-type="float">
            <text:p>117.6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9-05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1464" calcext:value-type="float">
            <text:p>117.6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9-04-1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6328" calcext:value-type="float">
            <text:p>117.6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8-11-1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3968" calcext:value-type="float">
            <text:p>117.8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8-05-0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9896" calcext:value-type="float">
            <text:p>118.0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8-03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37432" calcext:value-type="float">
            <text:p>118.1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7-12-0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5864" calcext:value-type="float">
            <text:p>118.5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7-05-08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7-04-1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6-12-1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2584" calcext:value-type="float">
            <text:p>118.9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6-05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6-04-1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5-11-0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3128" calcext:value-type="float">
            <text:p>118.7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5-05-1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576" calcext:value-type="float">
            <text:p>118.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5-04-1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4-11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4-05-1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7536" calcext:value-type="float">
            <text:p>118.2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4-04-1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85616" calcext:value-type="float">
            <text:p>118.0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3-11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34384" calcext:value-type="float">
            <text:p>118.1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3-05-1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4032" calcext:value-type="float">
            <text:p>117.6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3-04-0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61944" calcext:value-type="float">
            <text:p>117.6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2-11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1776" calcext:value-type="float">
            <text:p>117.8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2-05-2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2-04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1-11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9856" calcext:value-type="float">
            <text:p>117.7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1-05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4032" calcext:value-type="float">
            <text:p>117.6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1-04-0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756" calcext:value-type="float">
            <text:p>117.6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0-11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3488" calcext:value-type="float">
            <text:p>117.8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0-05-1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1568" calcext:value-type="float">
            <text:p>117.7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10-04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5576" calcext:value-type="float">
            <text:p>117.7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9-11-0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33216" calcext:value-type="float">
            <text:p>117.9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9-06-1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664" calcext:value-type="float">
            <text:p>117.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9-05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8352" calcext:value-type="float">
            <text:p>117.8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9-04-0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9208" calcext:value-type="float">
            <text:p>117.8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8-11-0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8936" calcext:value-type="float">
            <text:p>117.9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8-05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3552" calcext:value-type="float">
            <text:p>117.5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8-04-2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3928" calcext:value-type="float">
            <text:p>117.5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7-11-0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3176" calcext:value-type="float">
            <text:p>117.6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7-04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6-11-0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5328" calcext:value-type="float">
            <text:p>117.3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6-07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5808" calcext:value-type="float">
            <text:p>117.3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6-05-1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6-04-0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5-11-0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7144" calcext:value-type="float">
            <text:p>117.3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5-07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4264" calcext:value-type="float">
            <text:p>117.1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5-03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4-12-1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4-07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7648" calcext:value-type="float">
            <text:p>116.8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4-04-0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4-03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0616" calcext:value-type="float">
            <text:p>116.1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3-11-1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9344" calcext:value-type="float">
            <text:p>115.9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3-10-0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3-07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3-07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3-03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5488" calcext:value-type="float">
            <text:p>114.7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0648" calcext:value-type="float">
            <text:p>114.1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2-04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2-04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4992" calcext:value-type="float">
            <text:p>113.8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2-02-0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5264" calcext:value-type="float">
            <text:p>113.7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9568" calcext:value-type="float">
            <text:p>113.1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7504" calcext:value-type="float">
            <text:p>112.6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0696" calcext:value-type="float">
            <text:p>113.0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1696" calcext:value-type="float">
            <text:p>113.3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8-05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8-02-0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8-01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7-11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7872" calcext:value-type="float">
            <text:p>114.0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7-10-1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7-09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7-07-0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2672" calcext:value-type="float">
            <text:p>114.3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7-06-0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2672" calcext:value-type="float">
            <text:p>114.3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7-05-0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5344" calcext:value-type="float">
            <text:p>114.3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6-09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6-06-1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1584" calcext:value-type="float">
            <text:p>114.7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484" calcext:value-type="float">
            <text:p>114.9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2376" calcext:value-type="float">
            <text:p>115.0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4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7032" calcext:value-type="float">
            <text:p>114.9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4632" calcext:value-type="float">
            <text:p>114.7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4216" calcext:value-type="float">
            <text:p>114.5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9312" calcext:value-type="float">
            <text:p>114.1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6912" calcext:value-type="float">
            <text:p>113.9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3992" calcext:value-type="float">
            <text:p>113.4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8608" calcext:value-type="float">
            <text:p>113.0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9696" calcext:value-type="float">
            <text:p>112.6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0656" calcext:value-type="float">
            <text:p>112.6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6648" calcext:value-type="float">
            <text:p>112.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853112551601</text:p>
          </table:table-cell>
          <table:table-cell office:value-type="string" calcext:value-type="string">
            <text:p>04N 30E 30ACA1 <text:s text:c="14"/>USGS 102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